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cc336" officeooo:paragraph-rsid="000cc336" style:font-size-asian="28pt" style:font-size-complex="28pt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officeooo:rsid="000cc336" officeooo:paragraph-rsid="000cc336" style:font-size-asian="10.5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officeooo:paragraph-rsid="00464d10" style:font-size-asian="12pt" style:font-size-complex="12pt"/>
    </style:style>
    <style:style style:name="P4" style:family="paragraph" style:parent-style-name="Standard" style:list-style-name="L4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fo:font-size="12pt" officeooo:paragraph-rsid="00464d10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0% 100%" officeooo:rsid="003445a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464d10" style:font-size-asian="12pt" style:font-size-complex="12pt"/>
    </style:style>
    <style:style style:name="T6" style:family="text">
      <style:text-properties officeooo:rsid="005cbe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Revisão/Alinhamento – FPAA</text:p>
      <text:p text:style-name="P1"/>
      <text:p text:style-name="P2"><text:span text:style-name="T1">Data:</text:span> 0<text:span text:style-name="T6">9</text:span>/08/2022</text:p>
      <text:p text:style-name="P2"/>
      <text:p text:style-name="P2"><text:span text:style-name="T1">Aluno:</text:span> Lucas Lage e Silva</text:p>
      <text:p text:style-name="P2"/>
      <text:p text:style-name="P7">1) Primeiramente, complexidade de um algoritmo está relacionado ao custo computacional necessário para a sua execução, ou seja, um algoritmo é classificado com complexidade alta caso ele realize uma grande quantidade de operações. Em segundo lugar, o custo de um algoritmo está ligado a execução desse algoritmo, de modo a medir qual vai ser a dificuldade de processamento baseado na entrada dada.</text:p>
      <text:p text:style-name="P7"/>
      <text:p text:style-name="P7">2) Quando se diz sobre análise de complexidade de um algoritmo existem 3 parâmetros de medidas para se entender o funcionamento de um algoritmo em diferentes situações. O ‘melhor caso’, ‘pior caso’ e ‘caso médio’ representam valores relacionados ao custo computacional necessário para execução de um algoritmo em casos extremos e no caso mais comum de entradas. Para exemplificar o uso desses parâmetros irei utilizar o algoritmo de busca binária em uma lista. Ex: Dada uma lista com itens aleatórios, gostaria de encontrar um item específico utilizando o algoritmo de busca binária(divisão e conquista). Considerando que a lista de elementos está ordenada, ao analisarmos o algoritmo é possível perceber que, por ele buscar o objeto que está na metade do vetor atual existem 3 possíveis casos:</text:p>
      <text:p text:style-name="P6"/>
      <text:p text:style-name="P6">• O valor buscado estiver na posição do meio → Melhor caso → O(1) </text:p>
      <text:p text:style-name="P6">• O valor buscado não está no vetor → Pior caso → O(log n) </text:p>
      <text:p text:style-name="P7">• O valor está no vetor, mas não na posição do meio → Caso médio → O(log n) Desse modo podemos entender que caso você queira encontrar um item em um vetor utilizando abusca binária, a complexidade do algoritmo será da ordem de O(1) ou O(log n). </text:p>
      <text:p text:style-name="P7"/>
      <text:p text:style-name="P7">3)</text:p>
      <text:p text:style-name="P7"><text:tab/>a) O algoritmo de ordenação por seleção parte da ideia de que para ordenar um conjunto <text:tab/>aleatório de valores ele irá percorrer todos os valores da lista até encontrar o menor deles, <text:tab/>esse valor será colocado na primeira posição. Após isso ele reiniciará o processo <text:tab/>percorrendo agora os n-1 elementos da fila para encontrar o menor entre eles e colocar na <text:tab/>segunda posição e fará e processo continuamente até chegar na última posição, o que fará <text:tab/>com que o vetor esteja ordenado. A partir do funcionamento descrito acima podemos <text:tab/>perceber que não há melhor caso, pior caso ou caso médio visto que qualquer possibilidade <text:tab/>de vetor vai resultar na realização de duas iterações entre todas as posições do vetor, o que <text:tab/>vai resultar de uma complexidade única de O(n2). Desse modo, a complexidade desse <text:tab/>algoritmo é percebida de acordo com as entradas logo que, por mais que a complexidade <text:tab/>seja a mesma para qualquer vetor, quanto maior o número de elementos maior vai ser o <text:tab/>custo de execução desse algoritmo visto que o crescimento de custo é quadrático segundo <text:tab/>número de elementos, ou seja, caso haja um número pequeno de elementos o algoritmo será <text:soft-page-break/><text:tab/>executado rapidamente porem com a adição de mais elementos ao vetor ele pode se tornar <text:tab/>extremamente lento.</text:p>
      <text:p text:style-name="P7"/>
      <text:p text:style-name="P7"/>
      <text:p text:style-name="P7"><text:tab/>b) O algoritmo de ‘quick sort’ parte da ideia de sempre particionar um array para realizar sua <text:tab/>ordenação através de um ‘pivô’ sendo um dos elementos do array e que será utilizado para <text:tab/>realizar comparações. O objetivo desse algoritmo é recursivamente colocar todos os valores <text:tab/>menores do que o pivô à esquerda dele e os maiores a direita, de modo que ao final do <text:tab/>processo recursivo o array esteja devidamente ordenado. Para isso, inicialmente o pivô é <text:tab/>colocado no final do array e se procura o primeiro valor menor do que o pivô(percorrendo o <text:tab/>array sequencialmente) e o primeiro valor menor do que o pivô (percorrendo o arrray <text:tab/>inversamente), caso o índex do primeiro não for maior que do segundo eles trocarão de <text:tab/>posição e esse processo será realizado repetidamente. Caso o índex do primeiro elemento <text:tab/>maior do que o pivô seja maior que o index do primeiro elemento menor a repetição irá <text:tab/>parar e o elemento maior irá trocar de posição com o pivô, sendo que após isso, <text:tab/>recursivamente, será escolhido um novo pivô e o processo recomeçará. Análise de <text:tab/>complexidade: </text:p>
      <text:p text:style-name="P7"/>
      <text:p text:style-name="P6"><text:tab/><text:tab/>• Quando o pivô é o maior ou menor elemento da lista → O(n2) → Pior caso </text:p>
      <text:p text:style-name="P8"><text:span text:style-name="T4"><text:tab/><text:tab/>• Quando se produz 2 sub listas com tamanhos n/2 e (n/2) –1 → O(n*lo</text:span><text:span text:style-name="T5">g </text:span><text:span text:style-name="T4">n) → <text:tab/>melhor caso </text:span></text:p>
      <text:p text:style-name="P7"><text:tab/><text:tab/>• Entrada diferente das condições anteriores → O(n * log n) → Caso médio </text:p>
      <text:p text:style-name="P7"/>
      <text:p text:style-name="P3"><text:span text:style-name="T3"><text:tab/>O tamanho do array de entrada com certeza é um importante elemento para a definição do <text:tab/>custo atrelado a algoritmo de quick sort, porem, a função do pivô é essencial na <text:tab/>redistribuição dos sub arrays na qual será executada de forma recursiva o algoritmo, ou seja, <text:tab/>a escolha de um bom pivô, evitando escolha do maior ou menor valor do array, pode reduzir <text:tab/>drasticamente o custo computacional desse algoritmo (simplesmente reduzindo a curva de <text:tab/>crescimento dele de um algoritmo quadrático para um n * log 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21:56:30.416561098</meta:creation-date>
    <dc:date>2022-08-09T21:39:44.846015631</dc:date>
    <meta:editing-duration>PT29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15" meta:word-count="804" meta:character-count="4717" meta:non-whitespace-character-count="3879"/>
  </office:meta>
</office:document-meta>
</file>